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gmentExtractor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Transform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agmentExtractorTransformer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gmentExtractor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mentExtractorTransform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agmentExtractorTransform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mentExtracto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startElement( String uri , String loc , String raw , Attributes 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ragmentExtractorTransform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agmentExtractor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endElement( String uri , String loc , String raw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FragmentExtractorTransform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mentExtractor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